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87100" calcext:value-type="float">
            <text:p>87100</text:p>
          </table:table-cell>
          <table:table-cell table:formula="of:=SUM([.G3];[.G33])" office:value-type="float" office:value="74300" calcext:value-type="float">
            <text:p>74300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table:formula="of:=SUM([.L2:.L3])" office:value-type="float" office:value="135100" calcext:value-type="float">
            <text:p>1351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38819.0476190476" calcext:value-type="float">
            <text:p>38819.0476190476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152500" calcext:value-type="float">
            <text:p>1525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3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34:.H59])" office:value-type="float" office:value="36156.5217391304" calcext:value-type="float">
            <text:p>36156.5217391304</text:p>
          </table:table-cell>
          <table:table-cell table:style-name="ce29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6:02:16.358154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08T16:02:43.431262688</dc:date>
    <meta:editing-duration>P11DT11H7M34S</meta:editing-duration>
    <meta:editing-cycles>3461</meta:editing-cycles>
    <meta:generator>LibreOffice/4.2.8.2$Linux_X86_64 LibreOffice_project/420m0$Build-2</meta:generator>
    <meta:document-statistic meta:table-count="21" meta:cell-count="9805" meta:object-count="0"/>
  </office:meta>
</office:document-meta>
</file>